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43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0.98pt" svg:height="307.19pt" svg:x="704.78pt" svg:y="3.2pt">
            <loext:p draw:notify-on-update-of-ranges="Sheet1.E2:Sheet1.E14 Sheet1.F1:Sheet1.F1 Sheet1.F2:Sheet1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1.01pt" svg:height="304.81pt" svg:x="704.01pt" svg:y="341.57pt">
            <loext:p draw:notify-on-update-of-ranges="Sheet1.E17:Sheet1.E29 Sheet1.F16:Sheet1.F16 Sheet1.F17:Sheet1.F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s (m:s:ms)</text:p>
          </table:table-cell>
          <table:table-cell table:style-name="ce2" office:value-type="string" calcext:value-type="string">
            <text:p>Times (milliseconds)</text:p>
          </table:table-cell>
          <table:table-cell office:value-type="string" calcext:value-type="string">
            <text:p>Average Times (milliseconds)</text:p>
          </table:table-cell>
          <table:table-cell office:value-type="string" calcext:value-type="string">
            <text:p>Number of Threads</text:p>
          </table:table-cell>
          <table:table-cell office:value-type="string" calcext:value-type="string">
            <text:p>Average Times (milliseconds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2.1S" calcext:value-type="time">
            <text:p>04:52.10</text:p>
          </table:table-cell>
          <table:table-cell table:style-name="ce3" office:value-type="float" office:value="292100" calcext:value-type="float">
            <text:p>292100</text:p>
          </table:table-cell>
          <table:table-cell table:formula="of:=SUM([.C2:.C6])/5" office:value-type="float" office:value="300384" calcext:value-type="float">
            <text:p>300384</text:p>
          </table:table-cell>
          <table:table-cell office:value-type="float" office:value="1" calcext:value-type="float">
            <text:p>1</text:p>
          </table:table-cell>
          <table:table-cell office:value-type="float" office:value="300384" calcext:value-type="float">
            <text:p>30038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5M01.25S" calcext:value-type="time">
            <text:p>05:01.25</text:p>
          </table:table-cell>
          <table:table-cell office:value-type="float" office:value="310250" calcext:value-type="float">
            <text:p>3102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3382" calcext:value-type="float">
            <text:p>15338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4.15S" calcext:value-type="time">
            <text:p>04:54.15</text:p>
          </table:table-cell>
          <table:table-cell office:value-type="float" office:value="294150" calcext:value-type="float">
            <text:p>2941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6574" calcext:value-type="float">
            <text:p>11657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4M54.75S" calcext:value-type="time">
            <text:p>04:54.75</text:p>
          </table:table-cell>
          <table:table-cell office:value-type="float" office:value="294750" calcext:value-type="float">
            <text:p>2947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190" calcext:value-type="float">
            <text:p>11319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5M01.67S" calcext:value-type="time">
            <text:p>05:01.67</text:p>
          </table:table-cell>
          <table:table-cell office:value-type="float" office:value="310670" calcext:value-type="float">
            <text:p>3106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938" calcext:value-type="float">
            <text:p>1199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4.83S" calcext:value-type="time">
            <text:p>02:34.83</text:p>
          </table:table-cell>
          <table:table-cell office:value-type="float" office:value="154830" calcext:value-type="float">
            <text:p>154830</text:p>
          </table:table-cell>
          <table:table-cell table:formula="of:=SUM([.C7:.C11])/5" office:value-type="float" office:value="153382" calcext:value-type="float">
            <text:p>153382</text:p>
          </table:table-cell>
          <table:table-cell office:value-type="float" office:value="6" calcext:value-type="float">
            <text:p>6</text:p>
          </table:table-cell>
          <table:table-cell office:value-type="float" office:value="102552" calcext:value-type="float">
            <text:p>1025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1.87S" calcext:value-type="time">
            <text:p>02:31.87</text:p>
          </table:table-cell>
          <table:table-cell office:value-type="float" office:value="151870" calcext:value-type="float">
            <text:p>1518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080" calcext:value-type="float">
            <text:p>9608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5.97S" calcext:value-type="time">
            <text:p>02:35.97</text:p>
          </table:table-cell>
          <table:table-cell office:value-type="float" office:value="155970" calcext:value-type="float">
            <text:p>1559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020" calcext:value-type="float">
            <text:p>9002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1.58S" calcext:value-type="time">
            <text:p>02:31.58</text:p>
          </table:table-cell>
          <table:table-cell office:value-type="float" office:value="151580" calcext:value-type="float">
            <text:p>1515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243" calcext:value-type="float">
            <text:p>992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2M32.66S" calcext:value-type="time">
            <text:p>02:32.66</text:p>
          </table:table-cell>
          <table:table-cell office:value-type="float" office:value="152660" calcext:value-type="float">
            <text:p>1526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803" calcext:value-type="float">
            <text:p>9580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2M00.67S" calcext:value-type="time">
            <text:p>02:00.67</text:p>
          </table:table-cell>
          <table:table-cell office:value-type="float" office:value="120670" calcext:value-type="float">
            <text:p>120670</text:p>
          </table:table-cell>
          <table:table-cell table:formula="of:=SUM([.C12:.C16])/5" office:value-type="float" office:value="116574" calcext:value-type="float">
            <text:p>116574</text:p>
          </table:table-cell>
          <table:table-cell office:value-type="float" office:value="14" calcext:value-type="float">
            <text:p>14</text:p>
          </table:table-cell>
          <table:table-cell office:value-type="float" office:value="95297" calcext:value-type="float">
            <text:p>952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44.26S" calcext:value-type="time">
            <text:p>01:44.26</text:p>
          </table:table-cell>
          <table:table-cell office:value-type="float" office:value="104260" calcext:value-type="float">
            <text:p>10426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4963" calcext:value-type="float">
            <text:p>949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53.92S" calcext:value-type="time">
            <text:p>01:53.92</text:p>
          </table:table-cell>
          <table:table-cell office:value-type="float" office:value="113920" calcext:value-type="float">
            <text:p>1139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113" calcext:value-type="float">
            <text:p>9911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2M05.48S" calcext:value-type="time">
            <text:p>02:05.48</text:p>
          </table:table-cell>
          <table:table-cell office:value-type="float" office:value="125480" calcext:value-type="float">
            <text:p>12548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58.54S" calcext:value-type="time">
            <text:p>01:58.54</text:p>
          </table:table-cell>
          <table:table-cell office:value-type="float" office:value="118540" calcext:value-type="float">
            <text:p>118540</text:p>
          </table:table-cell>
          <table:table-cell/>
          <table:table-cell office:value-type="string" calcext:value-type="string">
            <text:p>Number of Threads</text:p>
          </table:table-cell>
          <table:table-cell office:value-type="string" calcext:value-type="string">
            <text:p>Speedup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9.22S" calcext:value-type="time">
            <text:p>01:59.22</text:p>
          </table:table-cell>
          <table:table-cell office:value-type="float" office:value="119220" calcext:value-type="float">
            <text:p>119220</text:p>
          </table:table-cell>
          <table:table-cell table:formula="of:=SUM([.C17:.C21])/5" office:value-type="float" office:value="113190" calcext:value-type="float">
            <text:p>113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3.03S" calcext:value-type="time">
            <text:p>01:53.03</text:p>
          </table:table-cell>
          <table:table-cell office:value-type="float" office:value="113030" calcext:value-type="float">
            <text:p>113030</text:p>
          </table:table-cell>
          <table:table-cell/>
          <table:table-cell office:value-type="float" office:value="2" calcext:value-type="float">
            <text:p>2</text:p>
          </table:table-cell>
          <table:table-cell table:formula="of:=1/(153382/300384)" office:value-type="float" office:value="1.9584045063958" calcext:value-type="float">
            <text:p>1.95840450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7.98S" calcext:value-type="time">
            <text:p>01:57.98</text:p>
          </table:table-cell>
          <table:table-cell office:value-type="float" office:value="117980" calcext:value-type="float">
            <text:p>117980</text:p>
          </table:table-cell>
          <table:table-cell/>
          <table:table-cell office:value-type="float" office:value="3" calcext:value-type="float">
            <text:p>3</text:p>
          </table:table-cell>
          <table:table-cell table:formula="of:=1/(116574/300384)" office:value-type="float" office:value="2.5767666889701" calcext:value-type="float">
            <text:p>2.57676668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53.77S" calcext:value-type="time">
            <text:p>01:53.77</text:p>
          </table:table-cell>
          <table:table-cell office:value-type="float" office:value="113770" calcext:value-type="float">
            <text:p>113770</text:p>
          </table:table-cell>
          <table:table-cell/>
          <table:table-cell office:value-type="float" office:value="4" calcext:value-type="float">
            <text:p>4</text:p>
          </table:table-cell>
          <table:table-cell table:formula="of:=1/(113190/300384)" office:value-type="float" office:value="2.65380333951762" calcext:value-type="float">
            <text:p>2.65380333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41.95S" calcext:value-type="time">
            <text:p>01:41.95</text:p>
          </table:table-cell>
          <table:table-cell office:value-type="float" office:value="101950" calcext:value-type="float">
            <text:p>101950</text:p>
          </table:table-cell>
          <table:table-cell/>
          <table:table-cell office:value-type="float" office:value="5" calcext:value-type="float">
            <text:p>5</text:p>
          </table:table-cell>
          <table:table-cell table:formula="of:=1/(119938/300384)" office:value-type="float" office:value="2.50449398856076" calcext:value-type="float">
            <text:p>2.50449398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2M01.09S" calcext:value-type="time">
            <text:p>02:01.09</text:p>
          </table:table-cell>
          <table:table-cell office:value-type="float" office:value="121090" calcext:value-type="float">
            <text:p>121090</text:p>
          </table:table-cell>
          <table:table-cell table:formula="of:=SUM([.C22:.C26])/5" office:value-type="float" office:value="119938" calcext:value-type="float">
            <text:p>119938</text:p>
          </table:table-cell>
          <table:table-cell office:value-type="float" office:value="6" calcext:value-type="float">
            <text:p>6</text:p>
          </table:table-cell>
          <table:table-cell table:formula="of:=1/(102552/300384)" office:value-type="float" office:value="2.92908963257664" calcext:value-type="float">
            <text:p>2.92908963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95S" calcext:value-type="time">
            <text:p>01:59.95</text:p>
          </table:table-cell>
          <table:table-cell office:value-type="float" office:value="119950" calcext:value-type="float">
            <text:p>119950</text:p>
          </table:table-cell>
          <table:table-cell/>
          <table:table-cell office:value-type="float" office:value="7" calcext:value-type="float">
            <text:p>7</text:p>
          </table:table-cell>
          <table:table-cell table:formula="of:=1/(96080/300384)" office:value-type="float" office:value="3.12639467110741" calcext:value-type="float">
            <text:p>3.126394671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88S" calcext:value-type="time">
            <text:p>01:59.88</text:p>
          </table:table-cell>
          <table:table-cell office:value-type="float" office:value="119880" calcext:value-type="float">
            <text:p>119880</text:p>
          </table:table-cell>
          <table:table-cell/>
          <table:table-cell office:value-type="float" office:value="8" calcext:value-type="float">
            <text:p>8</text:p>
          </table:table-cell>
          <table:table-cell table:formula="of:=1/(90020/300384)" office:value-type="float" office:value="3.33685847589425" calcext:value-type="float">
            <text:p>3.336858475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2S" calcext:value-type="time">
            <text:p>01:59.20</text:p>
          </table:table-cell>
          <table:table-cell office:value-type="float" office:value="119200" calcext:value-type="float">
            <text:p>1192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/(99243/300384)" office:value-type="float" office:value="3.02675251655029" calcext:value-type="float">
            <text:p>3.026752516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59.57S" calcext:value-type="time">
            <text:p>01:59.57</text:p>
          </table:table-cell>
          <table:table-cell office:value-type="float" office:value="119570" calcext:value-type="float">
            <text:p>11957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/(95803/300384)" office:value-type="float" office:value="3.13543417220755" calcext:value-type="float">
            <text:p>3.13543417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2.38S" calcext:value-type="time">
            <text:p>01:42.38</text:p>
          </table:table-cell>
          <table:table-cell office:value-type="float" office:value="102380" calcext:value-type="float">
            <text:p>102380</text:p>
          </table:table-cell>
          <table:table-cell table:formula="of:=SUM([.C27:.C31])/5" office:value-type="float" office:value="102552" calcext:value-type="float">
            <text:p>102552</text:p>
          </table:table-cell>
          <table:table-cell office:value-type="float" office:value="14" calcext:value-type="float">
            <text:p>14</text:p>
          </table:table-cell>
          <table:table-cell table:formula="of:=1/(95297/300384)" office:value-type="float" office:value="3.15208243701271" calcext:value-type="float">
            <text:p>3.15208243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1.92S" calcext:value-type="time">
            <text:p>01:41.92</text:p>
          </table:table-cell>
          <table:table-cell office:value-type="float" office:value="101920" calcext:value-type="float">
            <text:p>1019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/(94963/300384)" office:value-type="float" office:value="3.16316881311669" calcext:value-type="float">
            <text:p>3.163168813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4.19S" calcext:value-type="time">
            <text:p>01:44.19</text:p>
          </table:table-cell>
          <table:table-cell office:value-type="float" office:value="104190" calcext:value-type="float">
            <text:p>10419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/(99113/300384)" office:value-type="float" office:value="3.03072250865174" calcext:value-type="float">
            <text:p>3.030722508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3.16S" calcext:value-type="time">
            <text:p>01:43.16</text:p>
          </table:table-cell>
          <table:table-cell office:value-type="float" office:value="103160" calcext:value-type="float">
            <text:p>10316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41.11S" calcext:value-type="time">
            <text:p>01:41.11</text:p>
          </table:table-cell>
          <table:table-cell office:value-type="float" office:value="101110" calcext:value-type="float">
            <text:p>10111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6.5S" calcext:value-type="time">
            <text:p>01:36.50</text:p>
          </table:table-cell>
          <table:table-cell office:value-type="float" office:value="96500" calcext:value-type="float">
            <text:p>96500</text:p>
          </table:table-cell>
          <table:table-cell table:formula="of:=SUM([.C32:.C36])/5" office:value-type="float" office:value="96080" calcext:value-type="float">
            <text:p>9608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6.93S" calcext:value-type="time">
            <text:p>01:36.93</text:p>
          </table:table-cell>
          <table:table-cell office:value-type="float" office:value="96930" calcext:value-type="float">
            <text:p>9693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1.74S" calcext:value-type="time">
            <text:p>01:31.74</text:p>
          </table:table-cell>
          <table:table-cell office:value-type="float" office:value="91740" calcext:value-type="float">
            <text:p>9174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5.89S" calcext:value-type="time">
            <text:p>01:35.89</text:p>
          </table:table-cell>
          <table:table-cell office:value-type="float" office:value="95890" calcext:value-type="float">
            <text:p>9589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39.34S" calcext:value-type="time">
            <text:p>01:39.34</text:p>
          </table:table-cell>
          <table:table-cell office:value-type="float" office:value="99340" calcext:value-type="float">
            <text:p>9934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28.48S" calcext:value-type="time">
            <text:p>01:28.48</text:p>
          </table:table-cell>
          <table:table-cell office:value-type="float" office:value="88480" calcext:value-type="float">
            <text:p>88480</text:p>
          </table:table-cell>
          <table:table-cell table:formula="of:=SUM([.C37:.C41])/5" office:value-type="float" office:value="90020" calcext:value-type="float">
            <text:p>9002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29.6S" calcext:value-type="time">
            <text:p>01:29.60</text:p>
          </table:table-cell>
          <table:table-cell office:value-type="float" office:value="89600" calcext:value-type="float">
            <text:p>8960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0.33S" calcext:value-type="time">
            <text:p>01:30.33</text:p>
          </table:table-cell>
          <table:table-cell office:value-type="float" office:value="90330" calcext:value-type="float">
            <text:p>9033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0.43S" calcext:value-type="time">
            <text:p>01:30.43</text:p>
          </table:table-cell>
          <table:table-cell office:value-type="float" office:value="90430" calcext:value-type="float">
            <text:p>9043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31.26S" calcext:value-type="time">
            <text:p>01:31.26</text:p>
          </table:table-cell>
          <table:table-cell office:value-type="float" office:value="91260" calcext:value-type="float">
            <text:p>9126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39.74S" calcext:value-type="time">
            <text:p>01:39.74</text:p>
          </table:table-cell>
          <table:table-cell office:value-type="float" office:value="99740" calcext:value-type="float">
            <text:p>99740</text:p>
          </table:table-cell>
          <table:table-cell table:formula="of:=SUM([.C42:.C44])/3" office:value-type="float" office:value="99243.3333333333" calcext:value-type="float">
            <text:p>99243.333333333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40.2S" calcext:value-type="time">
            <text:p>01:40.20</text:p>
          </table:table-cell>
          <table:table-cell office:value-type="float" office:value="100200" calcext:value-type="float">
            <text:p>1002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1M37.79S" calcext:value-type="time">
            <text:p>01:37.79</text:p>
          </table:table-cell>
          <table:table-cell office:value-type="float" office:value="97790" calcext:value-type="float">
            <text:p>9779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4.37S" calcext:value-type="time">
            <text:p>01:34.37</text:p>
          </table:table-cell>
          <table:table-cell office:value-type="float" office:value="94370" calcext:value-type="float">
            <text:p>94370</text:p>
          </table:table-cell>
          <table:table-cell table:formula="of:=SUM([.C45:.C47])/3" office:value-type="float" office:value="95803.3333333333" calcext:value-type="float">
            <text:p>95803.333333333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7.25S" calcext:value-type="time">
            <text:p>01:37.25</text:p>
          </table:table-cell>
          <table:table-cell office:value-type="float" office:value="97250" calcext:value-type="float">
            <text:p>9725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1M35.79S" calcext:value-type="time">
            <text:p>01:35.79</text:p>
          </table:table-cell>
          <table:table-cell office:value-type="float" office:value="95790" calcext:value-type="float">
            <text:p>9579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6.55S" calcext:value-type="time">
            <text:p>01:36.55</text:p>
          </table:table-cell>
          <table:table-cell office:value-type="float" office:value="96550" calcext:value-type="float">
            <text:p>96550</text:p>
          </table:table-cell>
          <table:table-cell table:formula="of:=SUM([.C48:.C50])/3" office:value-type="float" office:value="95296.6666666667" calcext:value-type="float">
            <text:p>95296.6666666667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3.06S" calcext:value-type="time">
            <text:p>01:33.06</text:p>
          </table:table-cell>
          <table:table-cell office:value-type="float" office:value="93060" calcext:value-type="float">
            <text:p>9306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1M36.28S" calcext:value-type="time">
            <text:p>01:36.28</text:p>
          </table:table-cell>
          <table:table-cell office:value-type="float" office:value="96280" calcext:value-type="float">
            <text:p>9628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6.48S" calcext:value-type="time">
            <text:p>01:36.48</text:p>
          </table:table-cell>
          <table:table-cell office:value-type="float" office:value="96480" calcext:value-type="float">
            <text:p>96480</text:p>
          </table:table-cell>
          <table:table-cell table:formula="of:=SUM([.C51:.C53])/3" office:value-type="float" office:value="94963.3333333333" calcext:value-type="float">
            <text:p>94963.333333333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6.9S" calcext:value-type="time">
            <text:p>01:36.90</text:p>
          </table:table-cell>
          <table:table-cell office:value-type="float" office:value="96900" calcext:value-type="float">
            <text:p>9690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1M31.51S" calcext:value-type="time">
            <text:p>01:31.51</text:p>
          </table:table-cell>
          <table:table-cell office:value-type="float" office:value="91510" calcext:value-type="float">
            <text:p>9151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40.92S" calcext:value-type="time">
            <text:p>01:40.92</text:p>
          </table:table-cell>
          <table:table-cell office:value-type="float" office:value="100920" calcext:value-type="float">
            <text:p>100920</text:p>
          </table:table-cell>
          <table:table-cell table:formula="of:=SUM([.C54:.C56])/3" office:value-type="float" office:value="99113.3333333333" calcext:value-type="float">
            <text:p>99113.333333333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37.61S" calcext:value-type="time">
            <text:p>01:37.61</text:p>
          </table:table-cell>
          <table:table-cell office:value-type="float" office:value="97610" calcext:value-type="float">
            <text:p>9761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1M38.81S" calcext:value-type="time">
            <text:p>01:38.81</text:p>
          </table:table-cell>
          <table:table-cell office:value-type="float" office:value="98810" calcext:value-type="float">
            <text:p>988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2:00:55.36327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2:00:55.505707776</meta:creation-date>
    <meta:editing-duration>PT13M40S</meta:editing-duration>
    <meta:editing-cycles>4</meta:editing-cycles>
    <meta:generator>LibreOffice/5.0.5.2$Linux_X86_64 LibreOffice_project/00m0$Build-2</meta:generator>
    <dc:date>2016-05-31T12:14:31.717850313</dc:date>
    <meta:document-statistic meta:table-count="1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8cm" svg:height="10.838cm" xlink:href=".." xlink:type="simple" chart:class="chart:bar" chart:style-name="ch1">
        <chart:title svg:x="4.962cm" svg:y="0.352cm" chart:style-name="ch2">
          <text:p>Number of Threads vs Time (milliseconds)</text:p>
        </chart:title>
        <chart:legend svg:x="2.073cm" svg:y="1.665cm" style:legend-expansion="custom" chartooo:width="5.261cm" chartooo:height="0.547cm" style:legend-expansion-aspect-ratio="9.61791590493601" chart:style-name="ch3"/>
        <chart:plot-area chart:style-name="ch4" table:cell-range-address="Sheet1.E1:Sheet1.F14" chart:data-source-has-labels="both" svg:x="0.366cm" svg:y="1.239cm" svg:width="16.394cm" svg:height="8.6cm">
          <chartooo:coordinate-region svg:x="1.789cm" svg:y="1.45cm" svg:width="14.971cm" svg:height="7.72cm"/>
          <chart:axis chart:dimension="x" chart:name="primary-x" chart:style-name="ch5" chartooo:axis-type="text">
            <chart:title svg:x="7.194cm" svg:y="10.056cm" chart:style-name="ch6">
              <text:p>Number of Threads</text:p>
            </chart:title>
            <chart:categories table:cell-range-address="Sheet1.E2:Sheet1.E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2:Sheet1.F14" chart:label-cell-address="Sheet1.F1:Sheet1.F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s (milli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2:Sheet1.E14</svg:desc>
                </draw:g>
              </table:table-cell>
              <table:table-cell office:value-type="float" office:value="300384">
                <text:p>300384</text:p>
                <draw:g>
                  <svg:desc>Sheet1.F2:Sheet1.F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3382">
                <text:p>1533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6574">
                <text:p>1165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3190">
                <text:p>11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9938">
                <text:p>1199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2552">
                <text:p>1025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080">
                <text:p>960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020">
                <text:p>900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243">
                <text:p>992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5803">
                <text:p>958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5297">
                <text:p>952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963">
                <text:p>949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113">
                <text:p>9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81cm" svg:height="10.754cm" xlink:href=".." xlink:type="simple" chart:class="chart:line" chart:style-name="ch1">
        <chart:title svg:x="5.967cm" svg:y="0.351cm" chart:style-name="ch2">
          <text:p>Number of Threads vs Speedup</text:p>
        </chart:title>
        <chart:legend svg:x="2.628cm" svg:y="1.806cm" style:legend-expansion="custom" chartooo:width="2.939cm" chartooo:height="0.742cm" style:legend-expansion-aspect-ratio="3.96091644204852" chart:style-name="ch3"/>
        <chart:plot-area chart:style-name="ch4" table:cell-range-address="Sheet1.E16:Sheet1.F29" chart:data-source-has-labels="both" svg:x="1.661cm" svg:y="1.597cm" svg:width="14.968cm" svg:height="7.635cm">
          <chartooo:coordinate-region svg:x="2.414cm" svg:y="1.807cm" svg:width="14.018cm" svg:height="6.756cm"/>
          <chart:axis chart:dimension="x" chart:name="primary-x" chart:style-name="ch5" chartooo:axis-type="text">
            <chart:title svg:x="7.776cm" svg:y="9.448cm" chart:style-name="ch6">
              <text:p>Number of Threads</text:p>
            </chart:title>
            <chart:categories table:cell-range-address="Sheet1.E17:Sheet1.E29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17:Sheet1.F29" chart:label-cell-address="Sheet1.F16:Sheet1.F1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17:Sheet1.E29</svg:desc>
                </draw:g>
              </table:table-cell>
              <table:table-cell office:value-type="float" office:value="1">
                <text:p>1</text:p>
                <draw:g>
                  <svg:desc>Sheet1.F17:Sheet1.F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584045063958">
                <text:p>1.95840450639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767666889701">
                <text:p>2.57676668897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5380333951762">
                <text:p>2.653803339517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0449398856076">
                <text:p>2.504493988560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92908963257664">
                <text:p>2.929089632576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12639467110741">
                <text:p>3.126394671107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3685847589425">
                <text:p>3.336858475894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2675251655029">
                <text:p>3.026752516550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3543417220755">
                <text:p>3.135434172207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15208243701271">
                <text:p>3.15208243701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6316881311669">
                <text:p>3.163168813116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03072250865174">
                <text:p>3.03072250865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